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9845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3.51366666666667cm"/>
    </style:style>
    <style:style style:name="co7" style:family="table-column">
      <style:table-column-properties fo:break-before="auto" style:column-width="5.54566666666667cm"/>
    </style:style>
    <style:style style:name="co8" style:family="table-column">
      <style:table-column-properties fo:break-before="auto" style:column-width="3.788833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49.2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4" table:number-rows-spanned="2" table:style-name="ce9">
            <text:p>Payload Computations</text:p>
          </table:table-cell>
          <table:covered-table-cell table:number-columns-repeated="3"/>
          <table:table-cell office:value-type="string" table:number-columns-spanned="4" table:number-rows-spanned="2" table:style-name="ce9">
            <text:p>Mass and Balance Computations</text:p>
          </table:table-cell>
          <table:covered-table-cell table:number-columns-repeated="3"/>
          <table:table-cell table:number-columns-repeated="16376"/>
        </table:table-row>
        <table:table-row table:style-name="ro1"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6">
            <text:p>Crew and pax</text:p>
          </table:table-cell>
          <table:table-cell office:value-type="string" table:number-columns-spanned="1" table:number-rows-spanned="2" table:style-name="ce6">
            <text:p>X<text:span text:style-name="T2">cg datum</text:span><text:s/>[inches]</text:p>
          </table:table-cell>
          <table:table-cell office:value-type="string" table:number-columns-spanned="1" table:number-rows-spanned="2" table:style-name="ce6">
            <text:p>Mass [pounds]</text:p>
          </table:table-cell>
          <table:table-cell office:value-type="string" table:number-columns-spanned="1" table:number-rows-spanned="2" table:style-name="ce6">
            <text:p>Moment [inch-pound]</text:p>
          </table:table-cell>
          <table:table-cell office:value-type="string" table:number-columns-spanned="2" table:number-rows-spanned="2" table:style-name="ce7">
            <text:p>Item</text:p>
          </table:table-cell>
          <table:covered-table-cell/>
          <table:table-cell office:value-type="string" table:number-columns-spanned="1" table:number-rows-spanned="2" table:style-name="ce6">
            <text:p>Mass [Pound]</text:p>
          </table:table-cell>
          <table:table-cell office:value-type="string" table:number-columns-spanned="1" table:number-rows-spanned="2" table:style-name="ce6">
            <text:p>Moment [inch-pounds]</text:p>
          </table:table-cell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style-name="ce2">
            <text:p>Seat 1</text:p>
          </table:table-cell>
          <table:table-cell office:value-type="float" office:value="131" table:style-name="ce2">
            <text:p>131</text:p>
          </table:table-cell>
          <table:table-cell office:value-type="float" office:value="80" table:style-name="ce2">
            <text:p>80</text:p>
          </table:table-cell>
          <table:table-cell office:value-type="float" office:value="10480" table:formula="of:=[.B5]*[.C5]" table:style-name="ce2">
            <text:p>10480</text:p>
          </table:table-cell>
          <table:table-cell office:value-type="string" table:number-columns-spanned="4" table:number-rows-spanned="2" table:style-name="ce10">
            <text:p>Basic Empty Mass</text:p>
          </table:table-cell>
          <table:covered-table-cell table:number-columns-repeated="3"/>
          <table:table-cell table:number-columns-repeated="16376"/>
        </table:table-row>
        <table:table-row table:style-name="ro4">
          <table:table-cell office:value-type="string" table:style-name="ce2">
            <text:p>Seat 2</text:p>
          </table:table-cell>
          <table:table-cell office:value-type="float" office:value="131" table:style-name="ce2">
            <text:p>131</text:p>
          </table:table-cell>
          <table:table-cell office:value-type="float" office:value="102" table:style-name="ce2">
            <text:p>102</text:p>
          </table:table-cell>
          <table:table-cell office:value-type="float" office:value="13362" table:formula="of:=[.B6]*[.C6]" table:style-name="ce2">
            <text:p>13362</text:p>
          </table:table-cell>
          <table:covered-table-cell/>
          <table:covered-table-cell table:number-columns-repeated="3"/>
          <table:table-cell table:number-columns-repeated="16376"/>
        </table:table-row>
        <table:table-row table:style-name="ro4">
          <table:table-cell office:value-type="string" table:style-name="ce2">
            <text:p>Seat 3</text:p>
          </table:table-cell>
          <table:table-cell office:value-type="float" office:value="214" table:style-name="ce2">
            <text:p>214</text:p>
          </table:table-cell>
          <table:table-cell office:value-type="float" office:value="81" table:style-name="ce2">
            <text:p>81</text:p>
          </table:table-cell>
          <table:table-cell office:value-type="float" office:value="17334" table:formula="of:=[.B7]*[.C7]" table:style-name="ce2">
            <text:p>17334</text:p>
          </table:table-cell>
          <table:table-cell office:value-type="string" table:number-columns-spanned="1" table:number-rows-spanned="2" table:style-name="ce6">
            <text:p>Xcg datum at BEM =<text:s/></text:p>
          </table:table-cell>
          <table:table-cell office:value-type="float" office:value="291.64999999999998" table:number-columns-spanned="1" table:number-rows-spanned="2" table:style-name="ce6">
            <text:p>291.65</text:p>
          </table:table-cell>
          <table:table-cell office:value-type="float" office:value="9165" table:number-columns-spanned="1" table:number-rows-spanned="2" table:style-name="ce6">
            <text:p>9165</text:p>
          </table:table-cell>
          <table:table-cell office:value-type="float" office:value="2672972.25" table:formula="of:=[.G7]*[.F7]" table:number-columns-spanned="1" table:number-rows-spanned="2" table:style-name="ce6">
            <text:p>2672972.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eat 4</text:p>
          </table:table-cell>
          <table:table-cell office:value-type="float" office:value="214" table:style-name="ce2">
            <text:p>214</text:p>
          </table:table-cell>
          <table:table-cell office:value-type="float" office:value="66" table:style-name="ce2">
            <text:p>66</text:p>
          </table:table-cell>
          <table:table-cell office:value-type="float" office:value="14124" table:formula="of:=[.B8]*[.C8]" table:style-name="ce2">
            <text:p>14124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style-name="ce2">
            <text:p>Seat 5</text:p>
          </table:table-cell>
          <table:table-cell office:value-type="float" office:value="251" table:style-name="ce2">
            <text:p>251</text:p>
          </table:table-cell>
          <table:table-cell office:value-type="float" office:value="99" table:style-name="ce2">
            <text:p>99</text:p>
          </table:table-cell>
          <table:table-cell office:value-type="float" office:value="24849" table:formula="of:=[.B9]*[.C9]" table:style-name="ce2">
            <text:p>24849</text:p>
          </table:table-cell>
          <table:table-cell office:value-type="string" table:number-columns-spanned="4" table:number-rows-spanned="2" table:style-name="ce10">
            <text:p>Payload</text:p>
          </table:table-cell>
          <table:covered-table-cell table:number-columns-repeated="3"/>
          <table:table-cell table:number-columns-repeated="16376"/>
        </table:table-row>
        <table:table-row table:style-name="ro4">
          <table:table-cell office:value-type="string" table:style-name="ce2">
            <text:p>Seat 6</text:p>
          </table:table-cell>
          <table:table-cell office:value-type="float" office:value="251" table:style-name="ce2">
            <text:p>251</text:p>
          </table:table-cell>
          <table:table-cell office:value-type="float" office:value="64" table:style-name="ce2">
            <text:p>64</text:p>
          </table:table-cell>
          <table:table-cell office:value-type="float" office:value="16064" table:formula="of:=[.B10]*[.C10]" table:style-name="ce2">
            <text:p>16064</text:p>
          </table:table-cell>
          <table:covered-table-cell/>
          <table:covered-table-cell table:number-columns-repeated="3"/>
          <table:table-cell table:number-columns-repeated="16376"/>
        </table:table-row>
        <table:table-row table:style-name="ro4">
          <table:table-cell office:value-type="string" table:style-name="ce2">
            <text:p>Seat 7</text:p>
          </table:table-cell>
          <table:table-cell office:value-type="float" office:value="288" table:style-name="ce2">
            <text:p>288</text:p>
          </table:table-cell>
          <table:table-cell office:value-type="float" office:value="81" table:style-name="ce2">
            <text:p>81</text:p>
          </table:table-cell>
          <table:table-cell office:value-type="float" office:value="23328" table:formula="of:=[.B11]*[.C11]" table:style-name="ce2">
            <text:p>23328</text:p>
          </table:table-cell>
          <table:table-cell table:number-columns-spanned="1" table:number-rows-spanned="2" table:style-name="ce13"/>
          <table:table-cell table:number-columns-spanned="1" table:number-rows-spanned="2" table:style-name="ce13"/>
          <table:table-cell office:value-type="float" office:value="760" table:formula="of:=[.C19]" table:number-columns-spanned="1" table:number-rows-spanned="2" table:style-name="ce13">
            <text:p>760</text:p>
          </table:table-cell>
          <table:table-cell office:value-type="float" office:value="163013" table:formula="of:=[.D19]" table:number-columns-spanned="1" table:number-rows-spanned="2" table:style-name="ce13">
            <text:p>163013</text:p>
          </table:table-cell>
          <table:table-cell table:number-columns-repeated="16376"/>
        </table:table-row>
        <table:table-row table:style-name="ro4">
          <table:table-cell office:value-type="string" table:style-name="ce2">
            <text:p>Seat 8</text:p>
          </table:table-cell>
          <table:table-cell office:value-type="float" office:value="288" table:style-name="ce2">
            <text:p>288</text:p>
          </table:table-cell>
          <table:table-cell office:value-type="float" office:value="99" table:style-name="ce2">
            <text:p>99</text:p>
          </table:table-cell>
          <table:table-cell office:value-type="float" office:value="28512" table:formula="of:=[.B12]*[.C12]" table:style-name="ce2">
            <text:p>28512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style-name="ce2">
            <text:p>Seat 10</text:p>
          </table:table-cell>
          <table:table-cell office:value-type="float" office:value="170" table:style-name="ce2">
            <text:p>170</text:p>
          </table:table-cell>
          <table:table-cell office:value-type="float" office:value="88" table:style-name="ce2">
            <text:p>88</text:p>
          </table:table-cell>
          <table:table-cell office:value-type="float" office:value="14960" table:formula="of:=[.B13]*[.C13]" table:style-name="ce2">
            <text:p>14960</text:p>
          </table:table-cell>
          <table:table-cell office:value-type="string" table:number-columns-spanned="4" table:number-rows-spanned="2" table:style-name="ce14">
            <text:p>Zero Fuel Mass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4" table:number-rows-spanned="2" table:style-name="ce5">
            <text:p>Baggage</text:p>
          </table:table-cell>
          <table:covered-table-cell table:number-columns-repeated="3"/>
          <table:covered-table-cell/>
          <table:covered-table-cell table:number-columns-repeated="3"/>
          <table:table-cell table:number-columns-repeated="16376"/>
        </table:table-row>
        <table:table-row table:style-name="ro4">
          <table:covered-table-cell/>
          <table:covered-table-cell table:number-columns-repeated="3"/>
          <table:table-cell office:value-type="string" table:number-columns-spanned="1" table:number-rows-spanned="2" table:style-name="ce6">
            <text:p>Xcg datum at ZFM =<text:s/></text:p>
          </table:table-cell>
          <table:table-cell office:value-type="float" office:value="285.74158690176324" table:formula="of:=[.H15]/[.G15]" table:number-columns-spanned="1" table:number-rows-spanned="2" table:style-name="ce11">
            <text:p>285.74</text:p>
          </table:table-cell>
          <table:table-cell office:value-type="float" office:value="9925" table:formula="of:=[.G7]+[.G11]" table:number-columns-spanned="1" table:number-rows-spanned="2" table:style-name="ce6">
            <text:p>9925</text:p>
          </table:table-cell>
          <table:table-cell office:value-type="float" office:value="2835985.25" table:formula="of:=[.H11]+[.H7]" table:number-columns-spanned="1" table:number-rows-spanned="2" table:style-name="ce6">
            <text:p>2835985.25</text:p>
          </table:table-cell>
          <table:table-cell table:number-columns-repeated="16376"/>
        </table:table-row>
        <table:table-row table:style-name="ro4">
          <table:table-cell office:value-type="string" table:style-name="ce2">
            <text:p>Nose</text:p>
          </table:table-cell>
          <table:table-cell office:value-type="float" office:value="74" table:style-name="ce2">
            <text:p>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style-name="ce2">
            <text:p>Aft Cabin</text:p>
          </table:table-cell>
          <table:table-cell office:value-type="float" office:value="321" table:style-name="ce2">
            <text:p>3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number-columns-spanned="4" table:number-rows-spanned="2" table:style-name="ce10">
            <text:p>Fuel Load</text:p>
          </table:table-cell>
          <table:covered-table-cell table:number-columns-repeated="3"/>
          <table:table-cell table:number-columns-repeated="16376"/>
        </table:table-row>
        <table:table-row table:style-name="ro4">
          <table:table-cell table:style-name="ce1"/>
          <table:table-cell office:value-type="float" office:value="338" table:style-name="ce2">
            <text:p>3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covered-table-cell/>
          <table:covered-table-cell table:number-columns-repeated="3"/>
          <table:table-cell table:number-columns-repeated="16376"/>
        </table:table-row>
        <table:table-row table:style-name="ro4">
          <table:table-cell office:value-type="string" table:style-name="ce3">
            <text:p>Payload</text:p>
          </table:table-cell>
          <table:table-cell table:style-name="ce4"/>
          <table:table-cell office:value-type="float" office:value="760" table:formula="of:=SUM([.C5:.C13])+SUM([.C16:.C18])" table:style-name="ce4">
            <text:p>760</text:p>
          </table:table-cell>
          <table:table-cell office:value-type="float" office:value="163013" table:formula="of:=SUM([.D5:.D13])+SUM([.D16:.D18])" table:style-name="ce4">
            <text:p>163013</text:p>
          </table:table-cell>
          <table:table-cell table:number-columns-spanned="1" table:number-rows-spanned="2" table:style-name="ce13"/>
          <table:table-cell table:number-columns-spanned="1" table:number-rows-spanned="2" table:style-name="ce13"/>
          <table:table-cell office:value-type="float" office:value="4100" table:number-columns-spanned="1" table:number-rows-spanned="2" table:style-name="ce13">
            <text:p>4100</text:p>
          </table:table-cell>
          <table:table-cell office:value-type="float" office:value="1170550" table:formula="of:=11705.5*100" table:number-columns-spanned="1" table:number-rows-spanned="2" table:style-name="ce13">
            <text:p>117055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number-columns-spanned="4" table:number-rows-spanned="2" table:style-name="ce14">
            <text:p>Ramp Mass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number-columns-repeated="4" table:style-name="ce1"/>
          <table:covered-table-cell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number-columns-spanned="1" table:number-rows-spanned="2" table:style-name="ce6">
            <text:p>Xcg datum at RM =<text:s/></text:p>
          </table:table-cell>
          <table:table-cell office:value-type="float" office:value="285.67096256684493" table:formula="of:=[.H23]/[.G23]" table:number-columns-spanned="1" table:number-rows-spanned="2" table:style-name="ce11">
            <text:p>285.67</text:p>
          </table:table-cell>
          <table:table-cell office:value-type="float" office:value="14025" table:formula="of:=[.G15]+[.G19]" table:number-columns-spanned="1" table:number-rows-spanned="2" table:style-name="ce6">
            <text:p>14025</text:p>
          </table:table-cell>
          <table:table-cell office:value-type="float" office:value="4006535.25" table:formula="of:=[.H19]+[.H15]" table:number-columns-spanned="1" table:number-rows-spanned="2" table:style-name="ce6">
            <text:p>4006535.2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sartaj</meta:initial-creator>
    <dc:creator>sartaj</dc:creator>
    <meta:creation-date>2020-03-15T18:53:26Z</meta:creation-date>
    <dc:date>2020-03-21T15:05:39Z</dc:date>
  </office:meta>
</office:document-meta>
</file>